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-BoldMT" svg:font-family="TimesNewRomanPS-BoldMT" style:font-family-generic="system" svg:panose-1="0 0 0 0 0 0 0 0 0 0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9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0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9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0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1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3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9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30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31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3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35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38" style:parent-style-name="Standardstycketeckensnitt" style:family="text">
      <style:text-properties style:font-name="TimesNewRomanPSMT" style:font-name-complex="TimesNewRomanPSMT" fo:font-size="12pt" style:font-size-asian="12pt" style:font-size-complex="12pt"/>
    </style:style>
  </office:automatic-styles>
  <office:body>
    <office:text text:use-soft-page-breaks="true">
      <text:p text:style-name="P1">Rapport till handledningsmöte 16-05-24</text:p>
      <text:p text:style-name="P2">Grupp 10 HitIt</text:p>
      <text:p text:style-name="P3">Tidrapport</text:p>
      <text:p text:style-name="P4">Antal rapporterade timmar:</text:p>
      <text:p text:style-name="P5">Kalle Hovstadius: 20 h, 25%</text:p>
      <text:p text:style-name="P6">Maximilian Törn Almö: 20 h, 25%</text:p>
      <text:p text:style-name="P7">Mohanned Jaballah: 20 h, 25%</text:p>
      <text:p text:style-name="P8">Shervin Mansouri: 20 h, 25%</text:p>
      <text:p text:style-name="P9"/>
      <text:p text:style-name="P10">Gruppens timmar sammanlagt: 720 h (av 960h), 75%</text:p>
      <text:p text:style-name="P11"/>
      <text:p text:style-name="P12">Arbete sedan senaste handledningsmöte</text:p>
      <text:p text:style-name="P13"/>
      <text:p text:style-name="P14">Kalle Hovstadius:</text:p>
      <text:p text:style-name="P15">Lade till funktionen att kunna lägga upp bilder och ljudfiler i databasen.</text:p>
      <text:p text:style-name="P16">Implementerat krav från kravdokumentet. Parprogrammering med Max och Shervin..</text:p>
      <text:p text:style-name="P17"/>
      <text:p text:style-name="P18"/>
      <text:p text:style-name="P19">Maximilian Törn Almö:</text:p>
      <text:p text:style-name="P20">Implementerat krav från kravdokumentet. Parprogrammering med Kalle och Shervin.</text:p>
      <text:p text:style-name="P21">Säkerhet. Fixat så man kan logga in som admin och user. Fixat buggar.<text:s/>Lagt till en standardbild för profiler.</text:p>
      <text:p text:style-name="P22"/>
      <text:p text:style-name="P23">Mohanned Jaballah:</text:p>
      <text:p text:style-name="P24">Arbetat med dokument.</text:p>
      <text:p text:style-name="P25"/>
      <text:p text:style-name="P26">Shervin Mansouri:</text:p>
      <text:p text:style-name="P27">Jobbat med design och logga.</text:p>
      <text:p text:style-name="P28">Implementerat krav från kravdokumentet. Parprogrammering med Max och Kalle.</text:p>
      <text:p text:style-name="P29"/>
      <text:p text:style-name="P30"/>
      <text:p text:style-name="P31"/>
      <text:p text:style-name="P32">Planerat arbete kommande vecka</text:p>
      <text:p text:style-name="P33">Förbereda inför utställningsdagen. Fortsätta implementera nya funktioner.<text:s/></text:p>
      <text:p text:style-name="P34">Fixa buggar.<text:s/></text:p>
      <text:p text:style-name="P35"/>
      <text:p text:style-name="P36">Aktuella utmaningar</text:p>
      <text:p text:style-name="P37">Att bli färdiga i tid.</text:p>
      <text:p text:style-name="Normal"><text:span text:style-name="T38">Att implementera en sökfunk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-BoldMT" svg:font-family="TimesNewRomanPS-BoldMT" style:font-family-generic="system" svg:panose-1="0 0 0 0 0 0 0 0 0 0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lle Hovstadius</meta:initial-creator>
    <dc:creator>Kalle Hovstadius</dc:creator>
    <meta:creation-date>2016-05-24T11:27:00Z</meta:creation-date>
    <dc:date>2016-05-24T11:48:00Z</dc:date>
    <meta:template xlink:href="Normal.dotm" xlink:type="simple"/>
    <meta:editing-cycles>1</meta:editing-cycles>
    <meta:editing-duration>PT1260S</meta:editing-duration>
    <meta:document-statistic meta:page-count="1" meta:paragraph-count="2" meta:word-count="166" meta:character-count="1049" meta:row-count="7" meta:non-whitespace-character-count="885"/>
  </office:meta>
</office:document-meta>
</file>